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 style:list-style-name="L1">
      <style:paragraph-properties fo:line-height="150%"/>
      <style:text-properties style:font-name="Noto Sans Medium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 officeooo:paragraph-rsid="0002a43c"/>
    </style:style>
    <style:style style:name="P4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/>
    </style:style>
    <style:style style:name="T1" style:family="text">
      <style:text-properties officeooo:rsid="0002a4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3757558" text:style-name="L1">
        <text:list-item>
          <text:p text:style-name="P3">Locate archived Feature Layer on the MRA portal.</text:p>
        </text:list-item>
        <text:list-item>
          <text:p text:style-name="P4">Export archive to .csv files in the RnD... folder.</text:p>
        </text:list-item>
        <text:list-item>
          <text:p text:style-name="P4">Download archive files to the _archive folder within the staging folder named for the project on DEll-XPS.</text:p>
        </text:list-item>
        <text:list-item>
          <text:p text:style-name="P2">Update the "stats" spreadsheet with the: </text:p>
          <text:p text:style-name="P2"><text:tab/>Full file name </text:p>
          <text:p text:style-name="P2"><text:tab/>Working file name</text:p>
          <text:p text:style-name="P2"><text:tab/>Column count</text:p>
          <text:p text:style-name="P2"><text:tab/>Row count</text:p>
        </text:list-item>
        <text:list-item>
          <text:p text:style-name="P2">Copy the file to a working folder.</text:p>
        </text:list-item>
        <text:list-item>
          <text:p text:style-name="P2">Rename the file to a working name which matches the SQLite db to be created in the next step.</text:p>
        </text:list-item>
        <text:list-item>
          <text:p text:style-name="P2">Create SQLite db named for the working version, (keep it simple) of the archive in a db folder.</text:p>
        </text:list-item>
        <text:list-item>
          <text:p text:style-name="P2">Import the csv files into tables named as mission_point and point_found.</text:p>
        </text:list-item>
        <text:list-item>
          <text:p text:style-name="P2">Document the column and row counts in the tables in the stats spreadsheet.</text:p>
        </text:list-item>
        <text:list-item>
          <text:p text:style-name="P2"><text:s/>Add columns related to date/time using the TODO script.</text:p>
        </text:list-item>
        <text:list-item>
          <text:p text:style-name="P2"><text:s/>Run scripts to parse the date/time and populate the creation_date_iso column.</text:p>
        </text:list-item>
        <text:list-item>
          <text:p text:style-name="P2"><text:s/>Review the results.</text:p>
        </text:list-item>
        <text:list-item>
          <text:p text:style-name="P2"><text:s/>Run the join scripts, (GlobalID &amp; Incident_UUID).</text:p>
        </text:list-item>
        <text:list-item>
          <text:p text:style-name="P2"><text:s/>Create views for each result set.</text:p>
        </text:list-item>
        <text:list-item>
          <text:p text:style-name="P2"><text:s/>Document the counts for joins/non joins in the stats spreadshee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09:23.571323129</meta:creation-date>
    <dc:date>2024-08-08T15:29:35.689976708</dc:date>
    <meta:editing-duration>PT20M14S</meta:editing-duration>
    <meta:editing-cycles>1</meta:editing-cycles>
    <meta:document-statistic meta:table-count="0" meta:image-count="0" meta:object-count="0" meta:page-count="1" meta:paragraph-count="19" meta:word-count="179" meta:character-count="1010" meta:non-whitespace-character-count="853"/>
    <meta:generator>LibreOffice/7.4.7.2$Linux_X86_64 LibreOffice_project/40$Build-2</meta:generator>
  </office:meta>
</office:document-meta>
</file>